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ans-serif" svg:font-family="Calibri, sans-serif" style:font-family-generic="system"/>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Textbody" style:family="paragraph">
      <style:paragraph-properties fo:margin-bottom="0in" fo:margin-left="0.5in">
        <style:tab-stops/>
      </style:paragraph-properties>
      <style:text-properties style:font-name="Calibri, sans-serif" fo:font-size="11pt" style:font-size-asian="11pt" fo:background-color="#FFFFFF"/>
    </style:style>
    <style:style style:name="P4" style:parent-style-name="Textbody" style:family="paragraph">
      <style:paragraph-properties fo:margin-bottom="0in" fo:margin-left="0.5in">
        <style:tab-stops/>
      </style:paragraph-properties>
      <style:text-properties style:font-name="Calibri, sans-serif" fo:font-size="11pt" style:font-size-asian="11pt" fo:background-color="#FFFFFF"/>
    </style:style>
    <style:style style:name="P5" style:parent-style-name="Textbody" style:family="paragraph">
      <style:paragraph-properties fo:margin-bottom="0in" fo:margin-left="0.5in">
        <style:tab-stops/>
      </style:paragraph-properties>
      <style:text-properties style:font-name="Calibri, sans-serif" fo:font-size="11pt" style:font-size-asian="11pt" fo:background-color="#FFFFFF"/>
    </style:style>
    <style:style style:name="P6" style:parent-style-name="Textbody" style:family="paragraph">
      <style:paragraph-properties fo:margin-bottom="0in" fo:margin-left="0.5in">
        <style:tab-stops/>
      </style:paragraph-properties>
      <style:text-properties style:font-name="Calibri, sans-serif" fo:font-size="11pt" style:font-size-asian="11pt" fo:background-color="#FFFFFF"/>
    </style:style>
    <style:style style:name="P7" style:parent-style-name="Textbody" style:family="paragraph">
      <style:paragraph-properties fo:margin-bottom="0in" fo:margin-left="0.5in">
        <style:tab-stops/>
      </style:paragraph-properties>
      <style:text-properties style:font-name="Calibri, sans-serif" fo:font-size="11pt" style:font-size-asian="11pt" fo:background-color="#FFFFFF"/>
    </style:style>
    <style:style style:name="P8" style:parent-style-name="Textbody" style:family="paragraph">
      <style:paragraph-properties fo:margin-bottom="0in" fo:margin-left="0.5in">
        <style:tab-stops/>
      </style:paragraph-properties>
      <style:text-properties style:font-name="Calibri, sans-serif" fo:font-size="11pt" style:font-size-asian="11pt" fo:background-color="#FFFFFF"/>
    </style:style>
    <style:style style:name="P9" style:parent-style-name="Textbody" style:family="paragraph">
      <style:paragraph-properties fo:margin-bottom="0in" fo:margin-left="0.5in">
        <style:tab-stops/>
      </style:paragraph-properties>
      <style:text-properties style:font-name="Calibri, sans-serif" fo:font-size="11pt" style:font-size-asian="11pt" fo:background-color="#FFFFFF"/>
    </style:style>
    <style:style style:name="P10" style:parent-style-name="Textbody" style:family="paragraph">
      <style:paragraph-properties fo:margin-bottom="0in"/>
      <style:text-properties style:font-name="Calibri, sans-serif" fo:font-size="11pt" style:font-size-asian="11pt" fo:background-color="#FFFFFF"/>
    </style:style>
    <style:style style:name="P11" style:parent-style-name="Textbody" style:family="paragraph">
      <style:paragraph-properties fo:margin-bottom="0in"/>
      <style:text-properties style:font-name="Calibri, sans-serif" fo:font-size="11pt" style:font-size-asian="11pt" fo:background-color="#FFFFFF"/>
    </style:style>
    <style:style style:name="P12" style:parent-style-name="Textbody" style:family="paragraph">
      <style:paragraph-properties fo:margin-bottom="0in"/>
      <style:text-properties style:font-name="Calibri, sans-serif" fo:font-size="11pt" style:font-size-asian="11pt" fo:background-color="#FFFFFF"/>
    </style:style>
    <style:style style:name="P13" style:parent-style-name="Textbody" style:family="paragraph">
      <style:paragraph-properties fo:margin-bottom="0in"/>
      <style:text-properties style:font-name="Calibri, sans-serif" fo:font-size="11pt" style:font-size-asian="11pt" fo:background-color="#FFFFFF"/>
    </style:style>
    <style:style style:name="P14" style:parent-style-name="Textbody" style:family="paragraph">
      <style:paragraph-properties fo:margin-bottom="0in"/>
      <style:text-properties style:font-name="Calibri, sans-serif" fo:font-size="11pt" style:font-size-asian="11pt" fo:background-color="#FFFFFF"/>
    </style:style>
    <style:style style:name="P15" style:parent-style-name="Textbody" style:family="paragraph">
      <style:paragraph-properties fo:margin-bottom="0in"/>
      <style:text-properties style:font-name="Calibri, sans-serif" fo:font-size="11pt" style:font-size-asian="11pt" fo:background-color="#FFFFFF"/>
    </style:style>
    <style:style style:name="P16" style:parent-style-name="Textbody" style:family="paragraph">
      <style:paragraph-properties fo:margin-bottom="0in"/>
      <style:text-properties style:font-name="Calibri, sans-serif" fo:font-size="11pt" style:font-size-asian="11pt" fo:background-color="#FFFFFF"/>
    </style:style>
    <style:style style:name="P17" style:parent-style-name="Textbody" style:family="paragraph">
      <style:paragraph-properties fo:margin-bottom="0in"/>
      <style:text-properties style:font-name="Calibri, sans-serif" fo:font-size="11pt" style:font-size-asian="11pt" fo:background-color="#FFFFFF"/>
    </style:style>
  </office:automatic-styles>
  <office:body>
    <office:text text:use-soft-page-breaks="true">
      <text:p text:style-name="P1">NAP-Time Who Did What</text:p>
      <text:p text:style-name="P2"/>
      <text:p text:style-name="Standard">What Benny has done:</text:p>
      <text:p text:style-name="Standard"/>
      <text:p text:style-name="P3">1.       Compiled kernel to support detection of USB flash drive of any file system.</text:p>
      <text:p text:style-name="P4">2.       Wrote a program to auto mount USB flash drive when it is being<text:s/>inserted into USB slave port and auto unmount when it is being removed.</text:p>
      <text:p text:style-name="P5">3.       Researched on installing NFS server on target, but was not successful when configuring TCP wrapper, did find a way to communicate between two boards through boa web server.</text:p>
      <text:p text:style-name="P6">4.       Modified madplay source code such that madplay takes its input from a named pipe instead of keyboard.</text:p>
      <text:p text:style-name="P7">5.       Programmed button interface such that pressing button can control madplay operation to pause, forward, back, resume, increase/reduce volume, and quit.</text:p>
      <text:p text:style-name="P8">6.       Wrote a how-to guide ‘How to control madplay through button press’</text:p>
      <text:p text:style-name="P9"/>
      <text:p text:style-name="Normal">Benny did crucial work in making Madplay more amenable to our purposes. He also created code for auto-mounting USB storage. He wrote a button interface as well.<text:s/></text:p>
      <text:p text:style-name="P10"/>
      <text:p text:style-name="P11">What Cal has done:</text:p>
      <text:p text:style-name="P12"/>
      <text:p text:style-name="Normal">Cal was the entrepreneur of the team, who generally operated in a leadership role, displaying evidence of previous professional work in software engineering and project management. <text:s/>Cal conceived the functions and architecture of our applications, and produced a script-oriented, GUI linked system of applications. Cal was the major writer of both the Project Proposal and did a major portion of the Project Write-up as well. Cal also did the work of submitting the code. <text:s/>Cal also carried his router to group meetings for our use.</text:p>
      <text:p text:style-name="P13"/>
      <text:p text:style-name="P14"/>
      <text:p text:style-name="P15">What Thomas has done:</text:p>
      <text:p text:style-name="P16"/>
      <text:p text:style-name="P17"/>
      <text:p text:style-name="Normal">Thomas wrote a client for the first design concept, a client-server system architecture, which was subsequently abandoned. Following this, Thomas focused effort on the GUI for the music player. The challenge in this was making use of Benny’s enhanced madplay which allowed use of that player through the GUI. After getting this player written and working successfully on both local and remote nodes, an additional goal which had been suggested by Cal was that SHA1SUMs be calculated for each mp3 file so as to gain the advantage of uniquely identifying all music on all connected nodes, which was envisioned to allow us to avoid redundancy that might occur where two mp3 files with different file names are in fact the same music. This too was accomplished, but introduced an intermittent, mysterious segmentation error that Thomas was unable to resolve successfully. Also, the on-the-fly calculation of SHA1SUM for numerous mp3 files resulted in long delays before remote nodes became available. With time running short, it was decided that an expedient choice would be to roll back the player to the previous working version.<text:s/></text:p>
      <text:p text:style-name="Normal">Testing for Thomas at home was done using a board and a notebook PC separate from the Host PC and configured with a directory structure similar to that of the ARM boards. Although the roll-back was successful and remote and local songs became available in the player GUI, on the occasion of the final configuration meeting, the remote nodes did not display music. A debugging did not achieve a resolution, and Benny undertook to relieve Thomas of this final debugging effort due to workload considerations, (Thomas is taking 4 400 level CS courses and was given a surprise 1500 character Chinese essay requirement with 4 days notice for completion of his degree). Button functionality was<text:s/><text:soft-page-break/>also accomplished to the extent of navigation through the lists of mp3s.<text:s/></text:p>
      <text:p text:style-name="Normal">Thomas assisted contributed to the project proposal, assisted in documenting meeting notes/whiteboards, scheduled one of the meeting reservations, and produced the PowerPoint for the in-class demonstration. <text:s/>Thomas stupidly suggested trying the new and unpredictable GIT at the beginning, after which Cal showed everyone the wisdom of using the tried and try SVN via Google Code.<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ans-serif" svg:font-family="Calibri, sans-serif" style:font-family-generic="system"/>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enny </meta:initial-creator>
    <dc:creator>lucky</dc:creator>
    <meta:creation-date>2011-12-03T13:39:00Z</meta:creation-date>
    <dc:date>2011-12-05T09:19:00Z</dc:date>
    <meta:template xlink:href="Normal" xlink:type="simple"/>
    <meta:editing-cycles>2</meta:editing-cycles>
    <meta:editing-duration>PT180S</meta:editing-duration>
    <meta:document-statistic meta:page-count="2" meta:paragraph-count="7" meta:word-count="570" meta:character-count="3812" meta:row-count="27" meta:non-whitespace-character-count="3249"/>
  </office:meta>
</office:document-meta>
</file>